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, 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3.735cm" fo:min-width="5.948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735cm" fo:min-width="5.948cm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 fo:min-height="3.735cm" fo:min-width="5.948cm"/>
    </style:style>
    <style:style style:name="gr4" style:family="graphic" style:parent-style-name="objectwithoutfill">
      <style:graphic-properties draw:marker-start="Circle" draw:marker-end="Dimension_20_Lines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ff3333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.3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7cm" fo:min-width="0.5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6cm" fo:min-width="0.6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6cm" fo:min-width="0.9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.938cm"/>
    </style:style>
    <style:style style:name="gr12" style:family="graphic" style:parent-style-name="standard">
      <style:graphic-properties svg:stroke-color="#ff0000" draw:marker-start="Arrow" draw:marker-start-width="0.3cm" draw:marker-end="Arrow" draw:marker-end-width="0.3cm" draw:fill-color="#ddddd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6cm" fo:min-width="0.5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6cm" fo:min-width="1.8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6cm" fo:min-width="1.4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marker-start="Circle" draw:marker-end="Circle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336cm"/>
    </style:style>
    <style:style style:name="gr26" style:family="graphic" style:parent-style-name="objectwithoutfill">
      <style:graphic-properties draw:marker-end="Arrow" draw:fill="none" draw:textarea-vertical-align="middle"/>
    </style:style>
    <style:style style:name="gr27" style:family="graphic" style:parent-style-name="Object_20_with_20_no_20_fill_20_and_20_no_20_line">
      <style:graphic-properties draw:textarea-vertical-align="middle" draw:ole-draw-aspect="1" style:protect="siz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7cm" fo:min-width="2.0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1.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5cm" fo:min-width="0cm"/>
    </style:style>
    <style:style style:name="gr31" style:family="graphic" style:parent-style-name="objectwithoutfill">
      <style:graphic-properties draw:stroke="solid" draw:stroke-dash="Fine_20_Dashed" draw:fill="none" draw:textarea-vertical-align="middle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2.344cm" fo:min-width="5.596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.655cm" fo:min-width="2.67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.655cm" fo:min-width="2.9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37" style:family="graphic" style:parent-style-name="standard">
      <style:graphic-properties draw:textarea-horizontal-align="justify" draw:textarea-vertical-align="middle" draw:auto-grow-height="false" fo:min-height="3.764cm" fo:min-width="2.263cm"/>
    </style:style>
    <style:style style:name="gr38" style:family="graphic" style:parent-style-name="standard">
      <style:graphic-properties draw:textarea-horizontal-align="justify" draw:textarea-vertical-align="middle" draw:auto-grow-height="false" fo:min-height="4.202cm" fo:min-width="2.75cm"/>
    </style:style>
    <style:style style:name="gr39" style:family="graphic" style:parent-style-name="standard">
      <style:graphic-properties draw:textarea-horizontal-align="justify" draw:textarea-vertical-align="middle" draw:auto-grow-height="false" fo:min-height="3.765cm" fo:min-width="2.425cm"/>
    </style:style>
    <style:style style:name="gr40" style:family="graphic" style:parent-style-name="standard">
      <style:graphic-properties draw:textarea-horizontal-align="justify" draw:textarea-vertical-align="middle" draw:auto-grow-height="false" fo:min-height="3.764cm" fo:min-width="2.425cm"/>
    </style:style>
    <style:style style:name="gr41" style:family="graphic" style:parent-style-name="standard">
      <style:graphic-properties draw:textarea-horizontal-align="justify" draw:textarea-vertical-align="middle" draw:auto-grow-height="false" fo:min-height="3.764cm" fo:min-width="2.0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cm" fo:min-width="2.2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cm" fo:min-width="2.458cm"/>
    </style:style>
    <style:style style:name="gr4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1.1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cm" fo:min-width="1.35cm"/>
    </style:style>
    <style:style style:name="gr50" style:family="graphic" style:parent-style-name="standard">
      <style:graphic-properties draw:stroke="none" draw:fill="none" fo:min-height="1.742cm"/>
    </style:style>
    <style:style style:name="gr51" style:family="graphic" style:parent-style-name="standard">
      <style:graphic-properties draw:fill-color="#999999" draw:textarea-horizontal-align="justify" draw:textarea-vertical-align="middle" draw:auto-grow-height="false" fo:min-height="4.382cm" fo:min-width="2.675cm"/>
    </style:style>
    <style:style style:name="gr52" style:family="graphic" style:parent-style-name="standard">
      <style:graphic-properties draw:textarea-horizontal-align="justify" draw:textarea-vertical-align="middle" draw:auto-grow-height="false" fo:min-height="4.382cm" fo:min-width="2.675cm"/>
    </style:style>
    <style:style style:name="gr53" style:family="graphic" style:parent-style-name="standard">
      <style:graphic-properties draw:fill="none" draw:textarea-vertical-align="middle" draw:auto-grow-height="false" fo:min-height="5.528cm" fo:min-width="0cm"/>
    </style:style>
    <style:style style:name="gr54" style:family="graphic" style:parent-style-name="standard">
      <style:graphic-properties draw:fill="none" draw:textarea-vertical-align="middle" draw:auto-grow-height="false" fo:min-height="2.51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58" style:family="graphic" style:parent-style-name="objectwithoutfill">
      <style:graphic-properties draw:marker-end="Circle" draw:fill="none" draw:textarea-vertical-align="middle"/>
    </style:style>
    <style:style style:name="gr59" style:family="graphic" style:parent-style-name="objectwithoutfill">
      <style:graphic-properties draw:marker-start="Circle" draw:fill="none" draw:textarea-vertical-align="middle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3.735cm" fo:min-width="5.94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62" style:family="graphic" style:parent-style-name="standard">
      <style:graphic-properties draw:stroke="none" draw:fill="none" fo:min-height="1.147cm"/>
    </style:style>
    <style:style style:name="gr6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4" style:family="graphic" style:parent-style-name="standard">
      <style:graphic-properties draw:fill="none" draw:textarea-vertical-align="middle" draw:auto-grow-height="false" fo:min-height="5.34cm" fo:min-width="0.262cm"/>
    </style:style>
    <style:style style:name="gr65" style:family="graphic" style:parent-style-name="standard">
      <style:graphic-properties draw:fill="none" draw:textarea-vertical-align="middle" draw:auto-grow-height="false" fo:min-height="3.433cm" fo:min-width="0.262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solid" draw:fill-color="#9999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font-size="18pt" fo:language="de" fo:country="DE"/>
    </style:style>
    <style:style style:name="P11" style:family="paragraph">
      <loext:graphic-properties draw:fill="none"/>
    </style:style>
    <style:style style:name="P12" style:family="paragraph">
      <style:text-properties fo:font-size="18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20pt" fo:language="de" fo:country="DE" style:font-size-asian="20pt" style:font-size-complex="20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/>
      <style:text-properties fo:font-size="15pt" style:font-size-asian="15pt" style:font-size-complex="15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position="-33% 58%"/>
    </style:style>
    <style:style style:name="T2" style:family="text">
      <style:text-properties fo:font-size="18pt"/>
    </style:style>
    <style:style style:name="T3" style:family="text">
      <style:text-properties style:text-position="-33% 58%" fo:font-size="18pt"/>
    </style:style>
    <style:style style:name="T4" style:family="text">
      <style:text-properties style:font-name="Liberation Serif2" fo:font-size="18pt" fo:language="de" fo:country="D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-33% 58%" fo:font-size="24pt" style:font-size-asian="24pt" style:font-size-complex="24pt"/>
    </style:style>
    <style:style style:name="T7" style:family="text">
      <style:text-properties style:font-name="Liberation Serif2" fo:font-size="40pt" fo:language="de" fo:country="DE" style:font-size-asian="40pt" style:font-size-complex="4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Liberation Serif2" fo:font-size="20pt" fo:language="de" fo:country="DE" style:font-size-asian="20pt" style:font-size-complex="2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48cm" svg:height="3.985cm" svg:x="4.72cm" svg:y="3.6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48cm" svg:height="3.985cm" svg:x="21.857cm" svg:y="3.6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48cm" svg:height="3.985cm" svg:x="2.514cm" svg:y="9.389cm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5.94cm" svg:height="1.204cm" draw:transform="skewX (0.114668131856028) rotate (0.599520598060052) translate (9.03385530421217cm 11.4137736185383cm)" svg:viewBox="0 0 5941 1205" svg:d="M0 0c3969 2161 5941 757 5941 757">
          <text:p/>
        </draw:path>
        <draw:path draw:style-name="gr4" draw:text-style-name="P4" draw:layer="layout" svg:width="5.939cm" svg:height="1.203cm" draw:transform="skewX (0.113446401379631) rotate (-2.54242112138014) translate (19.8932468798752cm 5.1691628959276cm)" svg:viewBox="0 0 5940 1204" svg:d="M0 0c3967 2160 5940 755 5940 755">
          <text:p/>
        </draw:path>
        <draw:line draw:style-name="gr5" draw:text-style-name="P4" draw:layer="layout" svg:x1="14.222cm" svg:y1="8.785cm" svg:x2="14.731cm" svg:y2="7.613cm">
          <text:p/>
        </draw:line>
        <draw:line draw:style-name="gr6" draw:text-style-name="P5" draw:layer="layout" svg:x1="9.008cm" svg:y1="9.488cm" svg:x2="9.008cm" svg:y2="7.613cm">
          <text:p/>
        </draw:line>
        <draw:line draw:style-name="gr6" draw:text-style-name="P5" draw:layer="layout" svg:x1="2.514cm" svg:y1="14.411cm" svg:x2="8.962cm" svg:y2="14.411cm">
          <text:p/>
        </draw:line>
        <draw:line draw:style-name="gr6" draw:text-style-name="P5" draw:layer="layout" svg:x1="1.882cm" svg:y1="13.474cm" svg:x2="1.882cm" svg:y2="9.254cm">
          <text:p/>
        </draw:line>
        <draw:frame draw:style-name="gr7" draw:text-style-name="P6" draw:layer="layout" svg:width="0.857cm" svg:height="1.775cm" svg:x="5.142cm" svg:y="14.846cm">
          <draw:text-box>
            <text:p>l</text:p>
          </draw:text-box>
        </draw:frame>
        <draw:frame draw:style-name="gr8" draw:text-style-name="P6" draw:layer="layout" svg:width="1.14cm" svg:height="1.777cm" svg:x="0.9cm" svg:y="10.625cm">
          <draw:text-box>
            <text:p>b</text:p>
          </draw:text-box>
        </draw:frame>
        <draw:frame draw:style-name="gr9" draw:text-style-name="P6" draw:layer="layout" svg:width="1.237cm" svg:height="1.776cm" svg:x="9.152cm" svg:y="7.528cm">
          <draw:text-box>
            <text:p>A</text:p>
          </draw:text-box>
        </draw:frame>
        <draw:frame draw:style-name="gr10" draw:text-style-name="P6" draw:layer="layout" svg:width="1.507cm" svg:height="2.056cm" svg:x="12.366cm" svg:y="10.391cm">
          <draw:text-box>
            <text:p>S<text:span text:style-name="T1">1</text:span></text:p>
          </draw:text-box>
        </draw:frame>
        <draw:frame draw:style-name="gr11" draw:text-style-name="P6" draw:layer="layout" svg:width="1.508cm" svg:height="2.057cm" svg:x="16.171cm" svg:y="3.692cm">
          <draw:text-box>
            <text:p>S<text:span text:style-name="T1">2</text:span></text:p>
          </draw:text-box>
        </draw:frame>
        <draw:line draw:style-name="gr12" draw:text-style-name="P7" draw:layer="layout" svg:x1="11.564cm" svg:y1="11.364cm" svg:x2="11.564cm" svg:y2="5.503cm">
          <text:p/>
        </draw:line>
        <draw:frame draw:style-name="gr13" draw:text-style-name="P6" draw:layer="layout" svg:width="1.096cm" svg:height="1.776cm" svg:x="11.626cm" svg:y="7.109cm">
          <draw:text-box>
            <text:p>y</text:p>
          </draw:text-box>
        </draw:frame>
        <draw:frame draw:style-name="gr14" draw:text-style-name="P6" draw:layer="layout" svg:width="2.463cm" svg:height="1.776cm" svg:x="9.077cm" svg:y="11.792cm">
          <draw:text-box>
            <text:p>Start</text:p>
          </draw:text-box>
        </draw:frame>
        <draw:frame draw:style-name="gr15" draw:text-style-name="P6" draw:layer="layout" svg:width="2.033cm" svg:height="1.776cm" svg:x="18.742cm" svg:y="3.159cm">
          <draw:text-box>
            <text:p>Ziel</text:p>
          </draw:text-box>
        </draw:frame>
        <draw:frame draw:style-name="gr16" draw:text-style-name="P6" draw:layer="layout" svg:width="1.349cm" svg:height="0.962cm" svg:x="8.755cm" svg:y="10.525cm">
          <draw:text-box>
            <text:p>HZ</text:p>
          </draw:text-box>
        </draw:frame>
        <draw:custom-shape draw:style-name="gr17" draw:text-style-name="P8" draw:layer="layout" svg:width="0.127cm" svg:height="0.127cm" svg:x="2.516cm" svg:y="9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383cm" svg:height="0.962cm" svg:x="1.843cm" svg:y="8.547cm">
          <draw:text-box>
            <text:p>VR</text:p>
          </draw:text-box>
        </draw:frame>
      </draw:page>
      <draw:page draw:name="page2" draw:style-name="dp1" draw:master-page-name="Default">
        <draw:line draw:style-name="gr18" draw:text-style-name="P4" draw:layer="layout" svg:x1="4.683cm" svg:y1="9.89cm" svg:x2="23.733cm" svg:y2="9.89cm">
          <text:p/>
        </draw:line>
        <draw:line draw:style-name="gr5" draw:text-style-name="P4" draw:layer="layout" svg:x1="4.942cm" svg:y1="3.513cm" svg:x2="4.818cm" svg:y2="16.24cm">
          <text:p/>
        </draw:line>
        <draw:line draw:style-name="gr5" draw:text-style-name="P4" draw:layer="layout" svg:x1="23.733cm" svg:y1="3.513cm" svg:x2="23.609cm" svg:y2="16.24cm">
          <text:p/>
        </draw:line>
        <draw:line draw:style-name="gr5" draw:text-style-name="P4" draw:layer="layout" svg:x1="2.278cm" svg:y1="16.267cm" svg:x2="7.358cm" svg:y2="16.267cm">
          <text:p/>
        </draw:line>
        <draw:line draw:style-name="gr5" draw:text-style-name="P4" draw:layer="layout" svg:x1="2.27cm" svg:y1="3.54cm" svg:x2="7.35cm" svg:y2="3.54cm">
          <text:p/>
        </draw:line>
        <draw:line draw:style-name="gr5" draw:text-style-name="P4" draw:layer="layout" svg:x1="21.679cm" svg:y1="14.607cm" svg:x2="25.571cm" svg:y2="17.872cm">
          <text:p/>
        </draw:line>
        <draw:line draw:style-name="gr5" draw:text-style-name="P4" draw:layer="layout" svg:x1="21.66cm" svg:y1="1.807cm" svg:x2="25.552cm" svg:y2="5.072cm">
          <text:p/>
        </draw:line>
        <draw:line draw:style-name="gr19" draw:text-style-name="P4" draw:layer="layout" svg:x1="4.556cm" svg:y1="9.89cm" svg:x2="2.016cm" svg:y2="9.89cm">
          <text:p/>
        </draw:line>
        <draw:line draw:style-name="gr19" draw:text-style-name="P4" draw:layer="layout" svg:x1="23.506cm" svg:y1="9.758cm" svg:x2="20.859cm" svg:y2="7.537cm">
          <text:p/>
        </draw:line>
        <draw:frame draw:style-name="gr20" draw:text-style-name="P9" draw:layer="layout" svg:width="0.642cm" svg:height="0.962cm" svg:x="13.7cm" svg:y="9.055cm">
          <draw:text-box>
            <text:p><text:span text:style-name="T2">l</text:span></text:p>
          </draw:text-box>
        </draw:frame>
        <draw:frame draw:style-name="gr21" draw:text-style-name="P9" draw:layer="layout" svg:width="0.942cm" svg:height="0.962cm" svg:x="22.209cm" svg:y="7.223cm">
          <draw:text-box>
            <text:p><text:span text:style-name="T2">v'</text:span></text:p>
          </draw:text-box>
        </draw:frame>
        <draw:frame draw:style-name="gr22" draw:text-style-name="P9" draw:layer="layout" svg:width="1.023cm" svg:height="1.114cm" svg:x="2.905cm" svg:y="8.928cm">
          <draw:text-box>
            <text:p><text:span text:style-name="T2">v</text:span><text:span text:style-name="T3">0</text:span></text:p>
          </draw:text-box>
        </draw:frame>
        <draw:line draw:style-name="gr23" draw:text-style-name="P4" draw:layer="layout" svg:x1="21.158cm" svg:y1="16.24cm" svg:x2="26.238cm" svg:y2="16.24cm">
          <text:p/>
        </draw:line>
        <draw:line draw:style-name="gr23" draw:text-style-name="P4" draw:layer="layout" svg:x1="21.085cm" svg:y1="3.54cm" svg:x2="26.165cm" svg:y2="3.54cm">
          <text:p/>
        </draw:line>
        <draw:frame draw:style-name="gr24" draw:text-style-name="P10" draw:layer="layout" svg:width="0.836cm" svg:height="0.958cm" svg:x="21.701cm" svg:y="15.278cm">
          <draw:text-box>
            <text:p><text:span text:style-name="T4">α</text:span></text:p>
          </draw:text-box>
        </draw:frame>
        <draw:frame draw:style-name="gr25" draw:text-style-name="P10" draw:layer="layout" svg:width="0.836cm" svg:height="0.958cm" svg:x="21.754cm" svg:y="2.582cm">
          <draw:text-box>
            <text:p><text:span text:style-name="T4">α</text:span></text:p>
          </draw:text-box>
        </draw:frame>
        <draw:path draw:style-name="gr5" draw:text-style-name="P4" draw:layer="layout" svg:width="0.994cm" svg:height="0.679cm" draw:transform="rotate (1.84882727663759) translate (21.7739999345848cm 16.2400000186711cm)" svg:viewBox="0 0 995 680" svg:d="M0 0c925 0 995 680 995 680">
          <text:p/>
        </draw:path>
        <draw:path draw:style-name="gr5" draw:text-style-name="P4" draw:layer="layout" svg:width="0.994cm" svg:height="0.679cm" draw:transform="rotate (1.84882727663759) translate (21.7749999345848cm 16.2410000186711cm)" svg:viewBox="0 0 995 680" svg:d="M0 0c925 0 995 680 995 680">
          <text:p/>
        </draw:path>
        <draw:path draw:style-name="gr5" draw:text-style-name="P4" draw:layer="layout" svg:width="0.994cm" svg:height="0.679cm" draw:transform="rotate (1.84882727663759) translate (21.7759999345848cm 3.44200001867105cm)" svg:viewBox="0 0 995 680" svg:d="M0 0c925 0 995 680 995 680">
          <text:p/>
        </draw:path>
        <draw:path draw:style-name="gr26" draw:text-style-name="P4" draw:layer="layout" svg:width="1.725cm" svg:height="0.844cm" draw:transform="rotate (0.982794901798007) translate (23.5376165244575cm 10.5640788803763cm)" svg:viewBox="0 0 1726 845" svg:d="M0 845c1374 0 1726-845 1726-845">
          <text:p/>
        </draw:path>
        <draw:frame draw:style-name="gr27" draw:text-style-name="P5" draw:layer="layout" svg:width="0.883cm" svg:height="1.013cm" svg:x="25.13cm" svg:y="9.5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3" draw:style-name="dp1" draw:master-page-name="Default">
        <draw:line draw:style-name="gr5" draw:text-style-name="P4" draw:layer="layout" svg:x1="12.134cm" svg:y1="5.55cm" svg:x2="24.622cm" svg:y2="12.124cm">
          <text:p/>
        </draw:line>
        <draw:line draw:style-name="gr5" draw:text-style-name="P4" draw:layer="layout" svg:x1="24.548cm" svg:y1="12.124cm" svg:x2="5.817cm" svg:y2="12.124cm">
          <text:p/>
        </draw:line>
        <draw:line draw:style-name="gr23" draw:text-style-name="P4" draw:layer="layout" svg:x1="5.891cm" svg:y1="12.124cm" svg:x2="12.135cm" svg:y2="5.55cm">
          <text:p/>
        </draw:line>
        <draw:frame draw:style-name="gr28" draw:text-style-name="P6" draw:layer="layout" svg:width="2.573cm" svg:height="2.767cm" svg:x="18.319cm" svg:y="6.715cm">
          <draw:text-box>
            <text:p><text:span text:style-name="T5">v'</text:span></text:p>
          </draw:text-box>
        </draw:frame>
        <draw:frame draw:style-name="gr29" draw:text-style-name="P6" draw:layer="layout" svg:width="2.557cm" svg:height="1.496cm" svg:x="13.175cm" svg:y="12.52cm">
          <draw:text-box>
            <text:p><text:span text:style-name="T5">v</text:span><text:span text:style-name="T6">0</text:span></text:p>
          </draw:text-box>
        </draw:frame>
        <draw:frame draw:style-name="gr30" draw:text-style-name="P10" draw:layer="layout" svg:width="2.283cm" svg:height="2.755cm" svg:x="19.27cm" svg:y="10.069cm">
          <draw:text-box>
            <text:p><text:span text:style-name="T7">α</text:span></text:p>
          </draw:text-box>
        </draw:frame>
        <draw:path draw:style-name="gr5" draw:text-style-name="P4" draw:layer="layout" svg:width="2.849cm" svg:height="1.864cm" draw:transform="skewX (-0.0270526034059121) rotate (1.83591184017284) translate (17.4496062120359cm 12.1411579484298cm)" svg:viewBox="0 0 2850 1865" svg:d="M0 0c2650 1 2850 1865 2850 1865">
          <text:p/>
        </draw:path>
      </draw:page>
      <draw:page draw:name="page4" draw:style-name="dp1" draw:master-page-name="Default">
        <draw:line draw:style-name="gr5" draw:text-style-name="P4" draw:layer="layout" svg:x1="6.342cm" svg:y1="3.513cm" svg:x2="6.218cm" svg:y2="16.24cm">
          <text:p/>
        </draw:line>
        <draw:line draw:style-name="gr5" draw:text-style-name="P4" draw:layer="layout" svg:x1="25.133cm" svg:y1="3.513cm" svg:x2="25.009cm" svg:y2="16.24cm">
          <text:p/>
        </draw:line>
        <draw:line draw:style-name="gr5" draw:text-style-name="P4" draw:layer="layout" svg:x1="3.678cm" svg:y1="16.267cm" svg:x2="8.758cm" svg:y2="16.267cm">
          <text:p/>
        </draw:line>
        <draw:line draw:style-name="gr5" draw:text-style-name="P4" draw:layer="layout" svg:x1="3.67cm" svg:y1="3.54cm" svg:x2="8.75cm" svg:y2="3.54cm">
          <text:p/>
        </draw:line>
        <draw:line draw:style-name="gr31" draw:text-style-name="P4" draw:layer="layout" svg:x1="22.558cm" svg:y1="16.24cm" svg:x2="27.638cm" svg:y2="16.24cm">
          <text:p/>
        </draw:line>
        <draw:line draw:style-name="gr31" draw:text-style-name="P4" draw:layer="layout" svg:x1="22.485cm" svg:y1="3.54cm" svg:x2="27.565cm" svg:y2="3.54cm">
          <text:p/>
        </draw:line>
        <draw:custom-shape draw:style-name="gr32" draw:text-style-name="P4" draw:layer="layout" svg:width="6.096cm" svg:height="2.594cm" svg:x="12.66cm" svg:y="8.62cm">
          <text:p text:style-name="P5">Mindstorms Brick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75cm" svg:height="1.905cm" svg:x="20.95cm" svg:y="8.928cm">
          <text:p text:style-name="P5">Motor</text:p>
          <text:p text:style-name="P5">Lenkung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75cm" svg:height="1.905cm" svg:x="7.607cm" svg:y="8.92cm">
          <text:p text:style-name="P5">Motor</text:p>
          <text:p text:style-name="P5">Antrieb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75cm" svg:height="1.905cm" svg:x="20.677cm" svg:y="13.954cm">
          <text:p text:style-name="P5">Ultraschall-</text:p>
          <text:p text:style-name="P5">sensor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22.328cm" svg:y1="16.094cm" svg:x2="22.328cm" svg:y2="17.999cm">
          <text:p/>
        </draw:line>
        <draw:custom-shape draw:style-name="gr33" draw:text-style-name="P4" draw:layer="layout" svg:width="3.175cm" svg:height="1.905cm" svg:x="2.878cm" svg:y="8.874cm">
          <text:p text:style-name="P5">Ultraschall-</text:p>
          <text:p text:style-name="P5">sensor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2.651cm" svg:y1="9.763cm" svg:x2="1.254cm" svg:y2="9.763cm">
          <text:p/>
        </draw:line>
        <draw:custom-shape draw:style-name="gr34" draw:text-style-name="P4" draw:layer="layout" svg:width="3.429cm" svg:height="1.905cm" svg:x="14.143cm" svg:y="11.838cm">
          <text:p text:style-name="P5">Berührungs-</text:p>
          <text:p text:style-name="P5">sensor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4.054cm" svg:height="0.962cm" svg:x="23.225cm" svg:y="1.916cm">
          <draw:text-box>
            <text:p>Vorderachse</text:p>
          </draw:text-box>
        </draw:frame>
        <draw:frame draw:style-name="gr36" draw:text-style-name="P6" draw:layer="layout" svg:width="3.88cm" svg:height="0.962cm" svg:x="4.302cm" svg:y="1.932cm">
          <draw:text-box>
            <text:p>Hinterachse</text:p>
          </draw:text-box>
        </draw:frame>
      </draw:page>
      <draw:page draw:name="page5" draw:style-name="dp1" draw:master-page-name="Default">
        <draw:custom-shape draw:style-name="gr37" draw:text-style-name="P5" xml:id="id5" draw:id="id5" draw:layer="layout" svg:width="2.763cm" svg:height="4.014cm" svg:x="2.016cm" svg:y="8.515cm">
          <text:p text:style-name="P5">q0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.25cm" svg:height="4.452cm" svg:x="24.876cm" svg:y="12.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xml:id="id4" draw:id="id4" draw:layer="layout" svg:width="2.925cm" svg:height="4.015cm" svg:x="25.038cm" svg:y="12.751cm">
          <text:p text:style-name="P5">q4</text:p>
          <draw:enhanced-geometry svg:viewBox="0 0 21600 21600" draw:type="rectangle" draw:enhanced-path="M 0 0 L 21600 0 21600 21600 0 21600 0 0 Z N"/>
        </draw:custom-shape>
        <draw:custom-shape draw:style-name="gr40" draw:text-style-name="P5" xml:id="id3" draw:id="id3" draw:layer="layout" svg:width="2.925cm" svg:height="4.014cm" svg:x="17.291cm" svg:y="12.766cm">
          <text:p text:style-name="P5">q3</text:p>
          <draw:enhanced-geometry svg:viewBox="0 0 21600 21600" draw:type="rectangle" draw:enhanced-path="M 0 0 L 21600 0 21600 21600 0 21600 0 0 Z N"/>
        </draw:custom-shape>
        <draw:custom-shape draw:style-name="gr41" draw:text-style-name="P5" xml:id="id2" draw:id="id2" draw:layer="layout" svg:width="2.515cm" svg:height="4.014cm" svg:x="9.915cm" svg:y="12.766cm">
          <text:p text:style-name="P5">q2</text:p>
          <draw:enhanced-geometry svg:viewBox="0 0 21600 21600" draw:type="rectangle" draw:enhanced-path="M 0 0 L 21600 0 21600 21600 0 21600 0 0 Z N"/>
        </draw:custom-shape>
        <draw:custom-shape draw:style-name="gr41" draw:text-style-name="P5" xml:id="id1" draw:id="id1" draw:layer="layout" svg:width="2.515cm" svg:height="4.014cm" svg:x="9.915cm" svg:y="3.791cm">
          <text:p text:style-name="P5">q1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svg:x1="9.915cm" svg:y1="5.798cm" svg:x2="9.915cm" svg:y2="14.773cm" draw:start-shape="id1" draw:start-glue-point="3" draw:end-shape="id2" draw:end-glue-point="3" svg:d="M9915 5798h-502v8975h502" svg:viewBox="0 0 503 8976">
          <text:p/>
        </draw:connector>
        <draw:connector draw:style-name="gr19" draw:text-style-name="P4" draw:layer="layout" svg:x1="12.43cm" svg:y1="14.773cm" svg:x2="12.43cm" svg:y2="5.798cm" draw:start-shape="id2" draw:start-glue-point="1" draw:end-shape="id1" draw:end-glue-point="1" svg:d="M12430 14773h500v-8975h-500" svg:viewBox="0 0 501 8976">
          <text:p/>
        </draw:connector>
        <draw:connector draw:style-name="gr19" draw:text-style-name="P4" draw:layer="layout" svg:x1="12.43cm" svg:y1="14.773cm" svg:x2="17.291cm" svg:y2="14.773cm" draw:start-shape="id2" draw:start-glue-point="1" draw:end-shape="id3" draw:end-glue-point="3" svg:d="M12430 14773h4861" svg:viewBox="0 0 4862 1">
          <text:p/>
        </draw:connector>
        <draw:connector draw:style-name="gr19" draw:text-style-name="P4" draw:layer="layout" svg:x1="20.216cm" svg:y1="14.773cm" svg:x2="25.038cm" svg:y2="14.758cm" draw:start-shape="id3" draw:start-glue-point="1" draw:end-shape="id4" draw:end-glue-point="3" svg:d="M20216 14773h2410v-15h2412" svg:viewBox="0 0 4823 16">
          <text:p/>
        </draw:connector>
        <draw:connector draw:style-name="gr19" draw:text-style-name="P4" draw:layer="layout" svg:x1="4.779cm" svg:y1="10.522cm" svg:x2="9.915cm" svg:y2="5.798cm" draw:start-shape="id5" draw:start-glue-point="1" draw:end-shape="id1" draw:end-glue-point="3" svg:d="M4779 10522h2567v-4724h2569" svg:viewBox="0 0 5137 4725">
          <text:p/>
        </draw:connector>
        <draw:frame draw:style-name="gr42" draw:text-style-name="P6" draw:layer="layout" svg:width="2.111cm" svg:height="0.962cm" svg:x="5.191cm" svg:y="7.223cm">
          <draw:text-box>
            <text:p>d &lt; b </text:p>
          </draw:text-box>
        </draw:frame>
        <draw:connector draw:style-name="gr19" draw:text-style-name="P4" draw:layer="layout" svg:x1="4.779cm" svg:y1="10.522cm" svg:x2="9.915cm" svg:y2="14.773cm" draw:start-shape="id5" draw:start-glue-point="1" draw:end-shape="id2" draw:end-glue-point="3" svg:d="M4779 10522h2567v4251h2569" svg:viewBox="0 0 5137 4252">
          <text:p/>
        </draw:connector>
        <draw:frame draw:style-name="gr43" draw:text-style-name="P6" draw:layer="layout" svg:width="1.933cm" svg:height="0.962cm" svg:x="5.299cm" svg:y="13.038cm">
          <draw:text-box>
            <text:p>d &gt; b</text:p>
          </draw:text-box>
        </draw:frame>
        <draw:frame draw:style-name="gr43" draw:text-style-name="P6" draw:layer="layout" svg:width="1.933cm" svg:height="0.962cm" svg:x="9.763cm" svg:y="10.144cm">
          <draw:text-box>
            <text:p>d &gt; b</text:p>
          </draw:text-box>
        </draw:frame>
        <draw:frame draw:style-name="gr43" draw:text-style-name="P6" draw:layer="layout" svg:width="1.933cm" svg:height="0.962cm" svg:x="13.319cm" svg:y="9.001cm">
          <draw:text-box>
            <text:p>d &lt; b</text:p>
          </draw:text-box>
        </draw:frame>
        <draw:frame draw:style-name="gr44" draw:text-style-name="P6" draw:layer="layout" svg:width="1.548cm" svg:height="0.962cm" svg:x="13.473cm" svg:y="9.779cm">
          <draw:text-box>
            <text:p>t &lt; l</text:p>
          </draw:text-box>
        </draw:frame>
        <draw:frame draw:style-name="gr43" draw:text-style-name="P6" draw:layer="layout" svg:width="1.933cm" svg:height="0.962cm" svg:x="13.799cm" svg:y="13.573cm">
          <draw:text-box>
            <text:p>d &lt; b</text:p>
          </draw:text-box>
        </draw:frame>
        <draw:frame draw:style-name="gr44" draw:text-style-name="P6" draw:layer="layout" svg:width="1.548cm" svg:height="0.962cm" svg:x="13.93cm" svg:y="14.97cm">
          <draw:text-box>
            <text:p>t &gt; l</text:p>
          </draw:text-box>
        </draw:frame>
      </draw:page>
      <draw:page draw:name="page6" draw:style-name="dp1" draw:master-page-name="Default">
        <draw:line draw:style-name="gr26" draw:text-style-name="P4" draw:layer="layout" svg:x1="5.949cm" svg:y1="20cm" svg:x2="5.949cm" svg:y2="2.398cm">
          <text:p/>
        </draw:line>
        <draw:line draw:style-name="gr26" draw:text-style-name="P4" draw:layer="layout" svg:x1="0.745cm" svg:y1="17.638cm" svg:x2="27.317cm" svg:y2="17.638cm">
          <text:p/>
        </draw:line>
        <draw:frame draw:style-name="gr45" draw:text-style-name="P6" draw:layer="layout" svg:width="3.047cm" svg:height="1.99cm" svg:x="4.019cm" svg:y="2.289cm">
          <draw:text-box>
            <text:p><text:span text:style-name="T8">Im</text:span></text:p>
          </draw:text-box>
        </draw:frame>
        <draw:frame draw:style-name="gr46" draw:text-style-name="P6" draw:layer="layout" svg:width="3.305cm" svg:height="1.99cm" svg:x="25.395cm" svg:y="17.768cm">
          <draw:text-box>
            <text:p><text:span text:style-name="T5">Re</text:span></text:p>
          </draw:text-box>
        </draw:frame>
        <draw:line draw:style-name="gr47" draw:text-style-name="P4" draw:layer="layout" svg:x1="5.868cm" svg:y1="17.639cm" svg:x2="18.673cm" svg:y2="8.705cm">
          <text:p/>
        </draw:line>
        <draw:path draw:style-name="gr5" draw:text-style-name="P4" draw:layer="layout" svg:width="2.585cm" svg:height="3.001cm" draw:transform="skewX (-0.169471470368649) rotate (0.962898148325272) translate (9.58079310758171cm 16.3461405253406cm)" svg:viewBox="0 0 2586 3002" svg:d="M0 3002c2241 1 2586-3002 2586-3002">
          <text:p/>
        </draw:path>
        <draw:frame draw:style-name="gr48" draw:text-style-name="P6" draw:layer="layout" svg:width="1.8cm" svg:height="1.991cm" svg:x="12.13cm" svg:y="11.593cm">
          <draw:text-box>
            <text:p><text:span text:style-name="T5">r</text:span></text:p>
          </draw:text-box>
        </draw:frame>
        <draw:line draw:style-name="gr19" draw:text-style-name="P4" draw:layer="layout" svg:x1="18.58cm" svg:y1="8.703cm" svg:x2="18.581cm" svg:y2="17.641cm">
          <text:p/>
        </draw:line>
        <draw:line draw:style-name="gr19" draw:text-style-name="P4" draw:layer="layout" svg:x1="18.353cm" svg:y1="8.705cm" svg:x2="6.188cm" svg:y2="8.705cm">
          <text:p/>
        </draw:line>
        <draw:frame draw:style-name="gr49" draw:text-style-name="P6" draw:layer="layout" svg:width="2.067cm" svg:height="1.99cm" svg:x="18.096cm" svg:y="17.617cm">
          <draw:text-box>
            <text:p><text:span text:style-name="T5">x</text:span></text:p>
          </draw:text-box>
        </draw:frame>
        <draw:frame draw:style-name="gr49" draw:text-style-name="P6" draw:layer="layout" svg:width="2.067cm" svg:height="1.99cm" svg:x="4.932cm" svg:y="8.01cm">
          <draw:text-box>
            <text:p><text:span text:style-name="T5">y</text:span></text:p>
          </draw:text-box>
        </draw:frame>
        <draw:frame draw:style-name="gr50" draw:text-style-name="P11" draw:layer="layout" svg:width="2.301cm" svg:height="1.992cm" svg:x="9.248cm" svg:y="15.613cm">
          <draw:text-box>
            <text:p><text:span text:style-name="T5">φ</text:span></text:p>
          </draw:text-box>
        </draw:frame>
      </draw:page>
      <draw:page draw:name="page7" draw:style-name="dp1" draw:master-page-name="Default">
        <draw:custom-shape draw:style-name="gr51" draw:text-style-name="P1" draw:layer="layout" svg:width="3.175cm" svg:height="4.632cm" svg:x="8.881cm" svg:y="1.32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175cm" svg:height="4.632cm" svg:x="8.881cm" svg:y="12.71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175cm" svg:height="4.632cm" svg:x="8.881cm" svg:y="20.72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3.175cm" svg:height="4.632cm" svg:x="4.231cm" svg:y="23.54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0.762cm" svg:height="6.096cm" svg:x="12.773cm" svg:y="6.3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4" draw:layer="layout" svg:width="0.508cm" svg:height="2.921cm" svg:x="12.684cm" svg:y="17.6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6" draw:layer="layout" svg:width="3.461cm" svg:height="1.673cm" svg:x="14.335cm" svg:y="18.907cm">
          <draw:text-box>
            <text:p>Parklücke </text:p>
            <text:p>Zu klein</text:p>
          </draw:text-box>
        </draw:frame>
        <draw:frame draw:style-name="gr56" draw:text-style-name="P6" draw:layer="layout" svg:width="3.317cm" svg:height="1.673cm" svg:x="14.97cm" svg:y="8.366cm">
          <draw:text-box>
            <text:p>Passende</text:p>
            <text:p>Parklücke</text:p>
          </draw:text-box>
        </draw:frame>
        <draw:line draw:style-name="gr19" draw:text-style-name="P4" draw:layer="layout" svg:x1="5.826cm" svg:y1="23.098cm" svg:x2="5.826cm" svg:y2="19.415cm">
          <text:p/>
        </draw:line>
        <draw:frame draw:style-name="gr57" draw:text-style-name="P6" draw:layer="layout" svg:width="4.236cm" svg:height="0.962cm" svg:x="1.624cm" svg:y="20.558cm">
          <draw:text-box>
            <text:p>Fahrtrichtung</text:p>
          </draw:text-box>
        </draw:frame>
      </draw:page>
      <draw:page draw:name="page8" draw:style-name="dp1" draw:master-page-name="Default">
        <draw:custom-shape draw:style-name="gr1" draw:text-style-name="P1" draw:layer="layout" svg:width="6.448cm" svg:height="3.985cm" svg:x="3.82cm" svg:y="3.6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48cm" svg:height="3.985cm" svg:x="21.857cm" svg:y="3.6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48cm" svg:height="3.985cm" draw:transform="rotate (0.895179373347892) translate (8.758cm 12.1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4" draw:layer="layout" svg:width="5.94cm" svg:height="1.204cm" draw:transform="skewX (0.114668131856028) rotate (0.599520598060052) translate (9.03385530421217cm 11.4137736185383cm)" svg:viewBox="0 0 5941 1205" svg:d="M0 0c3969 2161 5941 757 5941 757">
          <text:p/>
        </draw:path>
        <draw:path draw:style-name="gr4" draw:text-style-name="P4" draw:layer="layout" svg:width="5.939cm" svg:height="1.203cm" draw:transform="skewX (0.113446401379631) rotate (-2.54242112138014) translate (19.8932468798752cm 5.1691628959276cm)" svg:viewBox="0 0 5940 1204" svg:d="M0 0c3967 2160 5940 755 5940 755">
          <text:p/>
        </draw:path>
        <draw:line draw:style-name="gr5" draw:text-style-name="P4" draw:layer="layout" svg:x1="14.222cm" svg:y1="8.785cm" svg:x2="14.731cm" svg:y2="7.613cm">
          <text:p/>
        </draw:line>
        <draw:frame draw:style-name="gr10" draw:text-style-name="P9" draw:layer="layout" svg:width="1.507cm" svg:height="2.056cm" svg:x="12.366cm" svg:y="10.391cm">
          <draw:text-box>
            <text:p text:style-name="P12">S<text:span text:style-name="T1">1</text:span></text:p>
          </draw:text-box>
        </draw:frame>
        <draw:frame draw:style-name="gr11" draw:text-style-name="P9" draw:layer="layout" svg:width="1.508cm" svg:height="2.057cm" svg:x="16.171cm" svg:y="4.592cm">
          <draw:text-box>
            <text:p text:style-name="P12">S<text:span text:style-name="T1">2</text:span></text:p>
          </draw:text-box>
        </draw:frame>
        <draw:frame draw:style-name="gr14" draw:text-style-name="P9" draw:layer="layout" svg:width="2.463cm" svg:height="1.776cm" svg:x="9.077cm" svg:y="11.792cm">
          <draw:text-box>
            <text:p text:style-name="P12">Start</text:p>
          </draw:text-box>
        </draw:frame>
        <draw:frame draw:style-name="gr15" draw:text-style-name="P9" draw:layer="layout" svg:width="2.033cm" svg:height="1.776cm" svg:x="18.742cm" svg:y="3.159cm">
          <draw:text-box>
            <text:p text:style-name="P12">Ziel</text:p>
          </draw:text-box>
        </draw:frame>
        <draw:path draw:style-name="gr58" draw:text-style-name="P4" draw:layer="layout" svg:width="8.535cm" svg:height="5.559cm" draw:transform="rotate (1.52210164066425) translate (8.747cm 12.176cm)" svg:viewBox="0 0 8536 5560" svg:d="M0 0c5213 0 8536 5560 8536 5560">
          <text:p/>
        </draw:path>
        <draw:frame draw:style-name="gr16" draw:text-style-name="P6" draw:layer="layout" svg:width="5.756cm" svg:height="0.962cm" svg:x="2.016cm" svg:y="8.493cm">
          <draw:text-box>
            <text:p>Start vorne Rechts</text:p>
          </draw:text-box>
        </draw:frame>
        <draw:frame draw:style-name="gr16" draw:text-style-name="P6" draw:layer="layout" svg:width="5.434cm" svg:height="0.962cm" svg:x="11.946cm" svg:y="2.905cm">
          <draw:text-box>
            <text:p>Ziel vorne Rechts</text:p>
          </draw:text-box>
        </draw:frame>
        <draw:frame draw:style-name="gr16" draw:text-style-name="P6" draw:layer="layout" svg:width="1.128cm" svg:height="1.114cm" svg:x="4.937cm" svg:y="11.949cm">
          <draw:text-box>
            <text:p>S<text:span text:style-name="T1">3</text:span></text:p>
          </draw:text-box>
        </draw:frame>
        <draw:frame draw:style-name="gr16" draw:text-style-name="P6" draw:layer="layout" svg:width="1.128cm" svg:height="1.114cm" svg:x="11.168cm" svg:y="4.556cm">
          <draw:text-box>
            <text:p>S<text:span text:style-name="T1">4</text:span></text:p>
          </draw:text-box>
        </draw:frame>
        <draw:path draw:style-name="gr59" draw:text-style-name="P4" draw:layer="layout" svg:width="5.846cm" svg:height="2.782cm" draw:transform="rotate (-0.890292451442307) translate (5.06793662415325cm 7.63111342037236cm)" svg:viewBox="0 0 5847 2783" svg:d="M0 2783c3431 0 5847-2783 5847-2783">
          <text:p/>
        </draw:path>
      </draw:page>
      <draw:page draw:name="page9" draw:style-name="dp1" draw:master-page-name="Default">
        <draw:custom-shape draw:style-name="gr60" draw:text-style-name="P13" draw:layer="layout" svg:width="6.448cm" svg:height="3.985cm" draw:transform="rotate (0.895179373347892) translate (9.479cm 1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127cm" svg:height="0.254cm" svg:x="15.097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54cm" svg:height="0.127cm" svg:x="9.409cm" svg:y="10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509cm" svg:y1="10.652cm" svg:x2="15.097cm" svg:y2="6.969cm">
          <text:p/>
        </draw:line>
        <draw:line draw:style-name="gr23" draw:text-style-name="P4" draw:layer="layout" svg:x1="10.779cm" svg:y1="11.795cm" svg:x2="15.097cm" svg:y2="6.969cm">
          <text:p/>
        </draw:line>
        <draw:path draw:style-name="gr5" draw:text-style-name="P4" draw:layer="layout" svg:width="0.618cm" svg:height="0.604cm" draw:transform="skewX (-0.596379005406462) rotate (0.647517152489896) translate (10.9476453353285cm 11.5601212023787cm)" svg:viewBox="0 0 619 605" svg:d="M0 605c503-2 599-504 599-504l20-101">
          <text:p/>
        </draw:path>
        <draw:frame draw:style-name="gr61" draw:text-style-name="P15" draw:layer="layout" svg:width="1.287cm" svg:height="1.217cm" svg:x="10.906cm" svg:y="10.932cm">
          <draw:text-box>
            <text:p text:style-name="P14"><text:span text:style-name="T9">α</text:span></text:p>
          </draw:text-box>
        </draw:frame>
        <draw:path draw:style-name="gr5" draw:text-style-name="P4" draw:layer="layout" svg:width="0.457cm" svg:height="0.457cm" draw:transform="rotate (2.5535912285929) translate (13.319cm 8.874cm)" svg:viewBox="0 0 458 458" svg:d="M0 0c458 0 458 458 458 458">
          <text:p/>
        </draw:path>
        <draw:frame draw:style-name="gr61" draw:text-style-name="P15" draw:layer="layout" svg:width="1.287cm" svg:height="1.217cm" svg:x="13.707cm" svg:y="6.633cm">
          <draw:text-box>
            <text:p text:style-name="P14"><text:span text:style-name="T9">α</text:span></text:p>
          </draw:text-box>
        </draw:frame>
        <draw:frame draw:style-name="gr16" draw:text-style-name="P6" draw:layer="layout" svg:width="0.853cm" svg:height="0.962cm" svg:x="11.441cm" svg:y="8.247cm">
          <draw:text-box>
            <text:p>d</text:p>
          </draw:text-box>
        </draw:frame>
        <draw:frame draw:style-name="gr16" draw:text-style-name="P6" draw:layer="layout" svg:width="0.642cm" svg:height="0.962cm" svg:x="12.711cm" svg:y="9.563cm">
          <draw:text-box>
            <text:p>l</text:p>
          </draw:text-box>
        </draw:frame>
        <draw:frame draw:style-name="gr62" draw:text-style-name="P17" draw:layer="layout" svg:width="1.276cm" svg:height="1.397cm" svg:x="13.059cm" svg:y="7.931cm">
          <draw:text-box>
            <text:p text:style-name="P16"><text:span text:style-name="T10">φ</text:span></text:p>
          </draw:text-box>
        </draw:frame>
        <draw:line draw:style-name="gr63" draw:text-style-name="P4" draw:layer="layout" svg:x1="7.401cm" svg:y1="6.968cm" svg:x2="17.945cm" svg:y2="6.968cm">
          <text:p/>
        </draw:line>
        <draw:line draw:style-name="gr63" draw:text-style-name="P4" draw:layer="layout" svg:x1="7.329cm" svg:y1="11.768cm" svg:x2="17.873cm" svg:y2="11.768cm">
          <text:p/>
        </draw:line>
        <draw:path draw:style-name="gr5" draw:text-style-name="P4" draw:layer="layout" svg:width="1.003cm" svg:height="0.602cm" draw:transform="rotate (2.81992847244724) translate (14.335cm 7.858cm)" svg:viewBox="0 0 1004 603" svg:d="M0 0c803 0 1004 603 1004 603">
          <text:p/>
        </draw:path>
        <draw:line draw:style-name="gr23" draw:text-style-name="P4" draw:layer="layout" svg:x1="9.509cm" svg:y1="10.652cm" svg:x2="9.509cm" svg:y2="6.969cm">
          <text:p/>
        </draw:line>
        <draw:frame draw:style-name="gr16" draw:text-style-name="P19" draw:layer="layout" svg:width="1.031cm" svg:height="0.649cm" svg:x="9.336cm" svg:y="6.923cm">
          <draw:text-box>
            <text:p text:style-name="P18"><text:span text:style-name="T11">90°</text:span></text:p>
          </draw:text-box>
        </draw:frame>
        <draw:path draw:style-name="gr5" draw:text-style-name="P4" draw:layer="layout" svg:width="0.767cm" svg:height="0.634cm" svg:x="9.509cm" svg:y="6.969cm" svg:viewBox="0 0 768 635" svg:d="M0 635c889 0 762-635 762-635">
          <text:p/>
        </draw:path>
        <draw:custom-shape draw:style-name="gr64" draw:text-style-name="P4" draw:layer="layout" svg:width="0.762cm" svg:height="5.59cm" draw:transform="rotate (-1.5707963267949) translate (15.097cm 5.175cm)">
          <text:p/>
          <draw:enhanced-geometry svg:viewBox="0 0 21600 21600" draw:glue-points="0 0 0 21600 21600 10800" draw:text-areas="0 ?f9 7800 ?f10" draw:mirror-vertical="true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5" draw:text-style-name="P4" draw:layer="layout" svg:width="0.762cm" svg:height="3.683cm" draw:transform="rotate (-3.14159265358979) translate (9.184cm 10.651cm)">
          <text:p/>
          <draw:enhanced-geometry svg:viewBox="0 0 21600 21600" draw:glue-points="0 0 0 21600 21600 10800" draw:text-areas="0 ?f9 7800 ?f10" draw:mirror-vertical="true" draw:mirror-horizont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draw:layer="layout" svg:width="0.756cm" svg:height="0.466cm" svg:x="11.829cm" svg:y="4.6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7" draw:text-style-name="P5" draw:layer="layout" svg:width="0.789cm" svg:height="0.466cm" svg:x="7.512cm" svg:y="8.46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, 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0:49:14.563568894</meta:creation-date>
    <dc:date>2016-04-09T16:48:01.051481966</dc:date>
    <meta:editing-duration>P5DT48M51S</meta:editing-duration>
    <meta:editing-cycles>20</meta:editing-cycles>
    <meta:generator>LibreOffice/5.0.5.2$Linux_X86_64 LibreOffice_project/00m0$Build-2</meta:generator>
    <meta:document-statistic meta:object-count="144"/>
  </office:meta>
</office:document-meta>
</file>

<file path=Object 1/content.xml><?xml version="1.0" encoding="utf-8"?>
<math xmlns="http://www.w3.org/1998/Math/MathML" display="block">
  <semantics>
    <mfrac>
      <mrow>
        <mi>Δ</mi>
        <mi mathvariant="normal">φ</mi>
      </mrow>
      <mrow>
        <mi>Δ</mi>
        <mi>t</mi>
      </mrow>
    </mfrac>
    <annotation encoding="StarMath 5.0"> {Δ %varphi} over {Δ t} 

</annotation>
  </semantics>
</math>
</file>

<file path=Object 2/content.xml><?xml version="1.0" encoding="utf-8"?>
<math xmlns="http://www.w3.org/1998/Math/MathML" display="block">
  <semantics>
    <mrow>
      <mi mathvariant="normal">Δ</mi>
      <mi>x</mi>
    </mrow>
    <annotation encoding="StarMath 5.0">%DELTA x</annotation>
  </semantics>
</math>
</file>

<file path=Object 3/content.xml><?xml version="1.0" encoding="utf-8"?>
<math xmlns="http://www.w3.org/1998/Math/MathML" display="block">
  <semantics>
    <mrow>
      <mi mathvariant="normal">Δ</mi>
      <mi>y</mi>
    </mrow>
    <annotation encoding="StarMath 5.0">%DELTA y</annotation>
  </semantics>
</math>
</file>